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9eb4" officeooo:paragraph-rsid="00199eb4"/>
    </style:style>
    <style:style style:name="P2" style:family="paragraph" style:parent-style-name="Standard">
      <style:text-properties officeooo:rsid="001abd94" officeooo:paragraph-rsid="001abd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Application Log</text:p>
      <text:p text:style-name="P2">Rolling appender</text:p>
      <text:p text:style-name="P2">com.parssoft.documentmanager</text:p>
      <text:p text:style-name="P2">${catalina.base}/logs/pdm-ePostWs.log</text:p>
      <text:p text:style-name="P1"/>
      <text:p text:style-name="P1">svn checkout http://tomcat-juli-log4j.googlecode.com/svn/trunk/ tomcat-juli-log4j-read-only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20:52:50.787815926</meta:creation-date>
    <dc:date>2014-09-25T06:16:12.200601702</dc:date>
    <meta:editing-duration>PT9H8M11S</meta:editing-duration>
    <meta:editing-cycles>1</meta:editing-cycles>
    <meta:document-statistic meta:table-count="0" meta:image-count="0" meta:object-count="0" meta:page-count="1" meta:paragraph-count="5" meta:word-count="10" meta:character-count="187" meta:non-whitespace-character-count="182"/>
    <meta:generator>LibreOffice/4.1.6.2$Linux_X86_64 LibreOffice_project/410m0$Build-2</meta:generator>
  </office:meta>
</office:document-meta>
</file>